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ea19c" officeooo:paragraph-rsid="001ea19c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ea19c" officeooo:paragraph-rsid="001ea19c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ea19c" officeooo:paragraph-rsid="001ea19c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1ea19c" officeooo:paragraph-rsid="001ea19c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ans" fo:font-size="11pt" officeooo:rsid="001ea19c" officeooo:paragraph-rsid="001ea19c" style:font-size-asian="11pt" style:font-size-complex="11pt"/>
    </style:style>
    <style:style style:name="P6" style:family="paragraph" style:parent-style-name="Standard">
      <style:text-properties style:font-name="Liberation Sans" fo:font-size="11pt" officeooo:rsid="001ea19c" officeooo:paragraph-rsid="0020734d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89cm"/>
        </style:tab-stops>
      </style:paragraph-properties>
      <style:text-properties style:font-name="Liberation Sans" fo:font-size="11pt" officeooo:rsid="0044a3ba" officeooo:paragraph-rsid="00461904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89cm"/>
        </style:tab-stops>
      </style:paragraph-properties>
      <style:text-properties style:font-name="Liberation Sans" fo:font-size="11pt" officeooo:rsid="0044a3ba" officeooo:paragraph-rsid="0044a3ba" style:font-size-asian="11pt" style:font-size-complex="11pt"/>
    </style:style>
    <style:style style:name="P9" style:family="paragraph" style:parent-style-name="Standard">
      <style:text-properties style:font-name="Liberation Sans" fo:font-size="11pt" officeooo:rsid="00228103" officeooo:paragraph-rsid="00337f35" style:font-size-asian="11pt" style:font-size-complex="11pt"/>
    </style:style>
    <style:style style:name="P10" style:family="paragraph" style:parent-style-name="Standard">
      <style:text-properties style:font-name="Liberation Sans" fo:font-size="11pt" officeooo:rsid="00228103" officeooo:paragraph-rsid="003480b5" style:font-size-asian="11pt" style:font-size-complex="11pt"/>
    </style:style>
    <style:style style:name="P11" style:family="paragraph" style:parent-style-name="Standard">
      <style:text-properties style:font-name="Liberation Sans" fo:font-size="11pt" officeooo:rsid="00337f35" officeooo:paragraph-rsid="003a69e4" style:font-size-asian="11pt" style:font-size-complex="11pt"/>
    </style:style>
    <style:style style:name="P12" style:family="paragraph" style:parent-style-name="Standard">
      <style:text-properties style:font-name="Liberation Sans" fo:font-size="11pt" officeooo:rsid="00337f35" officeooo:paragraph-rsid="003480b5" style:font-size-asian="11pt" style:font-size-complex="11pt"/>
    </style:style>
    <style:style style:name="P13" style:family="paragraph" style:parent-style-name="Standard">
      <style:text-properties style:font-name="Liberation Sans" fo:font-size="11pt" officeooo:rsid="00392eec" officeooo:paragraph-rsid="00394aa9" style:font-size-asian="11pt" style:font-size-complex="11pt"/>
    </style:style>
    <style:style style:name="P14" style:family="paragraph" style:parent-style-name="Standard">
      <style:text-properties style:font-name="Liberation Sans" fo:font-size="11pt" style:text-underline-style="none" officeooo:rsid="0020734d" officeooo:paragraph-rsid="0042fc06" style:font-size-asian="11pt" style:font-size-complex="11pt"/>
    </style:style>
    <style:style style:name="P15" style:family="paragraph" style:parent-style-name="Standard">
      <style:text-properties style:font-name="Liberation Sans" fo:font-size="11pt" style:text-underline-style="none" officeooo:rsid="00228103" officeooo:paragraph-rsid="0020734d" style:font-size-asian="11pt" style:font-size-complex="11pt"/>
    </style:style>
    <style:style style:name="P16" style:family="paragraph" style:parent-style-name="Standard">
      <style:text-properties style:font-name="Liberation Sans" fo:font-size="11pt" style:text-underline-style="solid" style:text-underline-width="auto" style:text-underline-color="font-color" officeooo:rsid="002af4b2" officeooo:paragraph-rsid="002af4b2" style:font-size-asian="11pt" style:font-size-complex="11pt"/>
    </style:style>
    <style:style style:name="P17" style:family="paragraph" style:parent-style-name="Standard" style:list-style-name="L9">
      <style:text-properties style:font-name="Liberation Sans" fo:font-size="11pt" officeooo:rsid="002c7996" officeooo:paragraph-rsid="002c7996" style:font-size-asian="11pt" style:font-size-complex="11pt"/>
    </style:style>
    <style:style style:name="P18" style:family="paragraph" style:parent-style-name="Standard" style:list-style-name="L9">
      <style:text-properties style:font-name="Liberation Sans" fo:font-size="11pt" officeooo:rsid="002d3a4e" officeooo:paragraph-rsid="002c7996" style:font-size-asian="11pt" style:font-size-complex="11pt"/>
    </style:style>
    <style:style style:name="P19" style:family="paragraph" style:parent-style-name="Standard" style:list-style-name="L9">
      <style:text-properties style:font-name="Liberation Sans" fo:font-size="11pt" officeooo:rsid="0038cfa0" officeooo:paragraph-rsid="0038cfa0" style:font-size-asian="11pt" style:font-size-complex="11pt"/>
    </style:style>
    <style:style style:name="P20" style:family="paragraph" style:parent-style-name="Standard" style:list-style-name="L9">
      <style:text-properties style:font-name="Liberation Sans" fo:font-size="11pt" officeooo:rsid="00392eec" officeooo:paragraph-rsid="00392eec" style:font-size-asian="11pt" style:font-size-complex="11pt"/>
    </style:style>
    <style:style style:name="P21" style:family="paragraph" style:parent-style-name="Standard" style:list-style-name="L9">
      <style:text-properties style:font-name="Liberation Sans" fo:font-size="11pt" officeooo:rsid="00392eec" officeooo:paragraph-rsid="00394aa9" style:font-size-asian="11pt" style:font-size-complex="11pt"/>
    </style:style>
    <style:style style:name="P22" style:family="paragraph" style:parent-style-name="Standard" style:list-style-name="L9">
      <style:text-properties style:font-name="Liberation Sans" fo:font-size="11pt" officeooo:rsid="004ab565" officeooo:paragraph-rsid="004ab565" style:font-size-asian="11pt" style:font-size-complex="11pt"/>
    </style:style>
    <style:style style:name="P23" style:family="paragraph" style:parent-style-name="Standard" style:list-style-name="L9">
      <style:text-properties style:font-name="Liberation Sans" fo:font-size="11pt" officeooo:rsid="004cb9a1" officeooo:paragraph-rsid="004f9653" style:font-size-asian="11pt" style:font-size-complex="11pt"/>
    </style:style>
    <style:style style:name="P24" style:family="paragraph" style:parent-style-name="Standard" style:list-style-name="L9">
      <style:paragraph-properties>
        <style:tab-stops>
          <style:tab-stop style:position="1.66cm"/>
        </style:tab-stops>
      </style:paragraph-properties>
      <style:text-properties style:font-name="Liberation Sans" fo:font-size="11pt" officeooo:rsid="004cb9a1" officeooo:paragraph-rsid="0050068b" style:font-size-asian="11pt" style:font-size-complex="11pt"/>
    </style:style>
    <style:style style:name="P25" style:family="paragraph" style:parent-style-name="Standard" style:list-style-name="L9">
      <style:paragraph-properties>
        <style:tab-stops>
          <style:tab-stop style:position="1.66cm"/>
        </style:tab-stops>
      </style:paragraph-properties>
      <style:text-properties style:font-name="Liberation Sans" fo:font-size="11pt" officeooo:rsid="004f9653" officeooo:paragraph-rsid="0050068b" style:font-size-asian="11pt" style:font-size-complex="11pt"/>
    </style:style>
    <style:style style:name="P26" style:family="paragraph" style:parent-style-name="Standard" style:list-style-name="L9">
      <style:text-properties style:font-name="Liberation Sans" fo:font-size="11pt" style:text-underline-style="none" officeooo:rsid="002c7996" officeooo:paragraph-rsid="002c7996" style:font-size-asian="11pt" style:font-size-complex="11pt"/>
    </style:style>
    <style:style style:name="P27" style:family="paragraph" style:parent-style-name="Standard">
      <style:text-properties style:font-name="Liberation Sans" fo:font-size="11pt" style:text-underline-style="none" officeooo:rsid="00394aa9" officeooo:paragraph-rsid="00394aa9" style:font-size-asian="11pt" style:font-size-complex="11pt"/>
    </style:style>
    <style:style style:name="P28" style:family="paragraph" style:parent-style-name="Standard" style:list-style-name="L9">
      <style:paragraph-properties>
        <style:tab-stops>
          <style:tab-stop style:position="1.66cm"/>
        </style:tab-stops>
      </style:paragraph-properties>
      <style:text-properties style:font-name="Liberation Sans" fo:font-size="11pt" style:text-underline-style="none" officeooo:rsid="004f9653" officeooo:paragraph-rsid="004f9653" style:font-size-asian="11pt" style:font-size-complex="11pt"/>
    </style:style>
    <style:style style:name="P29" style:family="paragraph" style:parent-style-name="Standard" style:list-style-name="L9">
      <style:text-properties style:font-name="Liberation Sans" fo:font-size="11pt" style:text-underline-style="none" officeooo:rsid="004cb9a1" officeooo:paragraph-rsid="004cb9a1" style:font-size-asian="11pt" style:font-size-complex="11pt"/>
    </style:style>
    <style:style style:name="P30" style:family="paragraph" style:parent-style-name="Standard">
      <style:text-properties style:font-name="Liberation Sans" fo:font-size="11pt" style:text-underline-style="none" officeooo:rsid="0020734d" officeooo:paragraph-rsid="00548588" style:font-size-asian="11pt" style:font-size-complex="11pt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style:font-name="Courier 10 Pitch" fo:font-size="6pt" style:font-size-asian="6pt" style:font-size-complex="6pt"/>
    </style:style>
    <style:style style:name="P33" style:family="paragraph">
      <style:paragraph-properties fo:text-align="center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18b00"/>
    </style:style>
    <style:style style:name="T3" style:family="text">
      <style:text-properties style:text-underline-style="solid" style:text-underline-width="auto" style:text-underline-color="font-color" officeooo:rsid="0020c8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37f35"/>
    </style:style>
    <style:style style:name="T6" style:family="text">
      <style:text-properties officeooo:rsid="003480b5"/>
    </style:style>
    <style:style style:name="T7" style:family="text">
      <style:text-properties officeooo:rsid="00394aa9"/>
    </style:style>
    <style:style style:name="T8" style:family="text">
      <style:text-properties officeooo:rsid="003c6e44"/>
    </style:style>
    <style:style style:name="T9" style:family="text">
      <style:text-properties officeooo:rsid="003cdf8c"/>
    </style:style>
    <style:style style:name="T10" style:family="text">
      <style:text-properties officeooo:rsid="003edf89"/>
    </style:style>
    <style:style style:name="T11" style:family="text">
      <style:text-properties officeooo:rsid="0046190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0734d"/>
    </style:style>
    <style:style style:name="T14" style:family="text">
      <style:text-properties style:text-underline-style="none" officeooo:rsid="0020c8e1"/>
    </style:style>
    <style:style style:name="T15" style:family="text">
      <style:text-properties style:text-underline-style="none" officeooo:rsid="00228103"/>
    </style:style>
    <style:style style:name="T16" style:family="text">
      <style:text-properties style:text-underline-style="none" officeooo:rsid="00305ebe"/>
    </style:style>
    <style:style style:name="T17" style:family="text">
      <style:text-properties style:text-underline-style="none" officeooo:rsid="00254b48"/>
    </style:style>
    <style:style style:name="T18" style:family="text">
      <style:text-properties style:text-underline-style="none" officeooo:rsid="0026d9dd"/>
    </style:style>
    <style:style style:name="T19" style:family="text">
      <style:text-properties style:text-underline-style="none" officeooo:rsid="002840e4"/>
    </style:style>
    <style:style style:name="T20" style:family="text">
      <style:text-properties style:text-underline-style="none" officeooo:rsid="002c7c0e"/>
    </style:style>
    <style:style style:name="T21" style:family="text">
      <style:text-properties style:text-underline-style="none" officeooo:rsid="00394aa9"/>
    </style:style>
    <style:style style:name="T22" style:family="text">
      <style:text-properties style:text-underline-style="none" officeooo:rsid="004aeadf"/>
    </style:style>
    <style:style style:name="T23" style:family="text">
      <style:text-properties style:text-underline-style="none" officeooo:rsid="004f9653"/>
    </style:style>
    <style:style style:name="T24" style:family="text">
      <style:text-properties style:text-underline-style="none" officeooo:rsid="0050068b"/>
    </style:style>
    <style:style style:name="T25" style:family="text">
      <style:text-properties fo:font-style="italic" style:text-underline-style="none" officeooo:rsid="0020734d" style:font-style-asian="italic" style:font-style-complex="italic"/>
    </style:style>
    <style:style style:name="T26" style:family="text">
      <style:text-properties officeooo:rsid="00548588"/>
    </style:style>
    <style:style style:name="T27" style:family="text">
      <style:text-properties style:font-name="Courier 10 Pitch" fo:font-size="6pt" style:font-size-asian="6pt" style:font-size-complex="6pt"/>
    </style:style>
    <style:style style:name="T28" style:family="text">
      <style:text-properties style:font-name="Courier 10 Pitch" fo:font-size="6pt" fo:font-weight="bold" style:font-size-asian="6pt" style:font-weight-asian="bold" style:font-size-complex="6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9cm" svg:stroke-color="#000000" draw:marker-start-width="0.429cm" draw:marker-end="Short_20_line_20_Arrow" draw:marker-end-width="0.238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000000" draw:marker-start-width="0.407cm" draw:marker-end="Short_20_line_20_Arrow" draw:marker-end-width="0.24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svg:stroke-color="#333333" draw:marker-start-width="0.432cm" draw:marker-end-width="0.432cm" draw:fill="none" draw:textarea-vertical-align="middle" draw:auto-grow-height="false" fo:min-height="1.148cm" fo:min-width="0.0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cm" svg:stroke-color="#333333" draw:marker-start-width="0.432cm" draw:marker-end-width="0.432cm" draw:fill="none" draw:textarea-vertical-align="middle" draw:auto-grow-height="false" fo:min-height="2.03cm" fo:min-width="0.0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333333" draw:marker-start-width="0.432cm" draw:marker-end-width="0.432cm" draw:fill="none" draw:textarea-vertical-align="middle" draw:auto-grow-height="false" fo:min-height="1.286cm" fo:min-width="0.0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1cm" draw:marker-start-width="0.12cm" draw:marker-end-width="0.12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1cm" draw:marker-start-width="0.048cm" draw:marker-end-width="0.048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ASTERICS</text:p>
      <text:p text:style-name="P3">Module Description</text:p>
      <text:p text:style-name="P1"><text:s/></text:p>
      <text:p text:style-name="P4"><text:span text:style-name="T1">Module name:</text:span> <text:span text:style-name="T4">as_threshold</text:span></text:p>
      <text:p text:style-name="P5"/>
      <text:p text:style-name="P5"/>
      <text:p text:style-name="P7"><text:span text:style-name="T1">Author:</text:span><text:tab/>Michael Sch<text:span text:style-name="T11">ae</text:span>ferling</text:p>
      <text:p text:style-name="P8"><text:span text:style-name="T1">Date:</text:span> <text:tab/>2017-01-17</text:p>
      <text:p text:style-name="P6"/>
      <text:p text:style-name="P6"/>
      <text:p text:style-name="P6"><text:span text:style-name="T3">Module</text:span><text:span text:style-name="T1"> description:</text:span><text:span text:style-name="T12"> <text:line-break/>This module thresholds image data by taking two threshold values into account. </text:span><text:span text:style-name="T13">The lower threshold</text:span><text:span text:style-name="T12"> </text:span><text:span text:style-name="T25">t1</text:span><text:span text:style-name="T13"> and the upper threshold </text:span><text:span text:style-name="T25">t2</text:span><text:span text:style-name="T12"> </text:span><text:span text:style-name="T13">separate </text:span><text:span text:style-name="T14">the occuring</text:span><text:span text:style-name="T12"> </text:span><text:span text:style-name="T13">image data values into 3 ranges:</text:span></text:p>
      <text:p text:style-name="P14"><text:tab/>a) below lower threshold t1 <text:span text:style-name="T10">[image_data &lt; t1]</text:span></text:p>
      <text:p text:style-name="P30"><text:tab/>b<text:span text:style-name="T26">) </text:span>between lower threshold t1 and upper threshold t2 <text:span text:style-name="T10">[t1 &gt;= image_data &lt;= t2]</text:span></text:p>
      <text:p text:style-name="P14"><text:tab/>c) above upper threshold t2 <text:span text:style-name="T10">[image_data &gt; t2]</text:span></text:p>
      <text:p text:style-name="P6"/>
      <text:p text:style-name="P6"><text:span text:style-name="T15">For each range a, </text:span><text:span text:style-name="T16">b and </text:span><text:span text:style-name="T15">c, it can be specified w</text:span><text:span text:style-name="T17">h</text:span><text:span text:style-name="T15">ether original image data or a fixed, </text:span><text:span text:style-name="T18">user </text:span><text:span text:style-name="T19">determined</text:span><text:span text:style-name="T15"> value is to be output.</text:span></text:p>
      <text:p text:style-name="P15"/>
      <text:p text:style-name="P9"><draw:line text:anchor-type="paragraph" draw:z-index="6" draw:style-name="gr3" draw:text-style-name="P31" svg:x1="13.555cm" svg:y1="5.36cm" svg:x2="13.555cm" svg:y2="0.776cm"><text:p/></draw:line><draw:line text:anchor-type="paragraph" draw:z-index="2" draw:style-name="gr3" draw:text-style-name="P31" svg:x1="11.381cm" svg:y1="5.36cm" svg:x2="11.383cm" svg:y2="0.776cm"><text:p/></draw:line></text:p>
      <text:p text:style-name="P9"><draw:line text:anchor-type="paragraph" draw:z-index="1" draw:style-name="gr2" draw:text-style-name="P31" svg:x1="10.13cm" svg:y1="5.275cm" svg:x2="10.138cm" svg:y2="0.172cm"><text:p/></draw:line><draw:frame text:anchor-type="paragraph" draw:z-index="4" draw:style-name="gr4" draw:text-style-name="P32" svg:width="1.382cm" svg:height="0.555cm" svg:x="9.433cm" svg:y="-0.383cm"><draw:text-box><text:p text:style-name="P31"><text:span text:style-name="T27">Output </text:span><text:span text:style-name="T27"><text:line-break/></text:span><text:span text:style-name="T27">intensity</text:span></text:p></draw:text-box></draw:frame><text:span text:style-name="T2">Example:</text:span><text:line-break/><text:span text:style-name="T5">This graph depicts a configuration where image </text:span></text:p>
      <text:p text:style-name="P11"><draw:line text:anchor-type="paragraph" draw:z-index="16" draw:style-name="gr12" draw:text-style-name="P31" svg:x1="13.565cm" svg:y1="-0.274cm" svg:x2="14.948cm" svg:y2="-0.274cm"><text:p/></draw:line>data below t1, corresponding range „a“, is set to a <text:line-break/>fixed output value.</text:p>
      <text:p text:style-name="P12"><draw:line text:anchor-type="paragraph" draw:z-index="14" draw:style-name="gr11" draw:text-style-name="P31" svg:x1="11.382cm" svg:y1="1.794cm" svg:x2="13.566cm" svg:y2="-0.387cm"><text:p/></draw:line><text:span text:style-name="T9">For v</text:span>alues between t1 and t2, corresponding range <text:line-break/>„b“, <text:span text:style-name="T9">output values </text:span>are set to be the <text:span text:style-name="T8">original </text:span>input <text:line-break/>image data. </text:p>
      <text:p text:style-name="P12">Values above t2, corresponding range „c“, are also </text:p>
      <text:p text:style-name="P10"><draw:frame text:anchor-type="paragraph" draw:z-index="11" draw:style-name="gr9" draw:text-style-name="P33" svg:width="0.696cm" svg:height="0.565cm" svg:x="10.414cm" svg:y="1.332cm"><draw:text-box><text:p text:style-name="P31"><text:span text:style-name="T28">a</text:span><text:span text:style-name="T28"><text:line-break/></text:span><text:span text:style-name="T28">(&lt;t1)</text:span></text:p></draw:text-box></draw:frame><draw:frame text:anchor-type="paragraph" draw:z-index="13" draw:style-name="gr4" draw:text-style-name="P33" svg:width="0.733cm" svg:height="0.555cm" svg:x="13.885cm" svg:y="1.332cm"><draw:text-box><text:p text:style-name="P31"><text:span text:style-name="T28">C</text:span></text:p><text:p text:style-name="P31"><text:span text:style-name="T28">(&gt;t2)</text:span></text:p></draw:text-box></draw:frame><draw:frame text:anchor-type="paragraph" draw:z-index="12" draw:style-name="gr10" draw:text-style-name="P33" svg:width="1.736cm" svg:height="1.107cm" svg:x="11.619cm" svg:y="1.332cm"><draw:text-box><text:p text:style-name="P31"><text:span text:style-name="T28">b</text:span><text:span text:style-name="T28"><text:line-break/></text:span><text:span text:style-name="T28">(&gt;=t1</text:span><text:span text:style-name="T28"><text:line-break/></text:span><text:span text:style-name="T28">&amp;&amp;</text:span><text:span text:style-name="T28"><text:line-break/></text:span><text:span text:style-name="T28">&lt;=t2)</text:span></text:p></draw:text-box></draw:frame><draw:line text:anchor-type="paragraph" draw:z-index="0" draw:style-name="gr1" draw:text-style-name="P31" svg:x1="9.842cm" svg:y1="1.08cm" svg:x2="15.198cm" svg:y2="1.08cm"><text:p/></draw:line><draw:frame text:anchor-type="paragraph" draw:z-index="3" draw:style-name="gr4" draw:text-style-name="P32" svg:width="1.382cm" svg:height="0.555cm" svg:x="15.067cm" svg:y="0.815cm"><draw:text-box><text:p text:style-name="P31"><text:span text:style-name="T27">Input </text:span><text:span text:style-name="T27"><text:line-break/></text:span><text:span text:style-name="T27">intensity</text:span></text:p></draw:text-box></draw:frame><draw:frame text:anchor-type="paragraph" draw:z-index="5" draw:style-name="gr5" draw:text-style-name="P33" svg:width="0.369cm" svg:height="0.279cm" svg:x="11.185cm" svg:y="1.349cm"><draw:text-box><text:p text:style-name="P31"><text:span text:style-name="T28">t1</text:span></text:p></draw:text-box></draw:frame><draw:frame text:anchor-type="paragraph" draw:z-index="7" draw:style-name="gr5" draw:text-style-name="P33" svg:width="0.369cm" svg:height="0.279cm" svg:x="13.36cm" svg:y="1.349cm"><draw:text-box><text:p text:style-name="P31"><text:span text:style-name="T28">t2</text:span></text:p></draw:text-box></draw:frame><draw:custom-shape text:anchor-type="paragraph" draw:z-index="8" draw:style-name="gr6" draw:text-style-name="P31" svg:width="0.253cm" svg:height="1.244cm" draw:transform="rotate (1.5707963267949) translate (10.1370694444444cm 1.34408333333333cm)"><text:p text:style-name="P31"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9" draw:style-name="gr7" draw:text-style-name="P31" svg:width="0.253cm" svg:height="2.176cm" draw:transform="rotate (1.5707963267949) translate (11.3806111111111cm 1.3440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0" draw:style-name="gr8" draw:text-style-name="P31" svg:width="0.253cm" svg:height="1.389cm" draw:transform="rotate (1.5707963267949) translate (13.5554861111111cm 1.3440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15" draw:style-name="gr11" draw:text-style-name="P31" svg:x1="10.13cm" svg:y1="0.564cm" svg:x2="11.382cm" svg:y2="0.564cm"><text:p/></draw:line><text:span text:style-name="T6">set to a fixed value in the output data.</text:span><text:line-break/><text:line-break/><text:line-break/></text:p>
      <text:p text:style-name="P16"/>
      <text:p text:style-name="P16"/>
      <text:p text:style-name="P16">Module design specification:</text:p>
      <text:list xml:id="list3450100151483488800" text:style-name="L9">
        <text:list-header>
          <text:p text:style-name="P17"/>
        </text:list-header>
        <text:list-item>
          <text:p text:style-name="P17"><text:span text:style-name="T20">I</text:span><text:span text:style-name="T12">n and out data bit width is limited to a maximum of 12 bits.</text:span></text:p>
          <text:p text:style-name="P26"/>
        </text:list-item>
        <text:list-item>
          <text:p text:style-name="P18">This module is implemented using combinatorial logic only. There are no registers delaying data or control signals.</text:p>
          <text:p text:style-name="P18"/>
        </text:list-item>
        <text:list-item>
          <text:p text:style-name="P19">Parameters:</text:p>
          <text:list>
            <text:list-item>
              <text:p text:style-name="P19">Thresholds t1 and t2</text:p>
            </text:list-item>
            <text:list-item>
              <text:p text:style-name="P20">Flags for <text:span text:style-name="T15">range</text:span><text:span text:style-name="T12">s</text:span> a, b and c to output fixed values or original image data</text:p>
            </text:list-item>
            <text:list-item>
              <text:p text:style-name="P21"><text:span text:style-name="T7">V</text:span>alues for <text:span text:style-name="T15">range</text:span><text:span text:style-name="T12">s a, b and c </text:span><text:span text:style-name="T21">for f</text:span><text:span text:style-name="T12">ixed </text:span><text:span text:style-name="T21">data output</text:span></text:p>
            </text:list-item>
          </text:list>
        </text:list-item>
      </text:list>
      <text:p text:style-name="P13"/>
      <text:p text:style-name="P27"/>
      <text:list xml:id="list95042358340156" text:continue-numbering="true" text:style-name="L9">
        <text:list-item>
          <text:p text:style-name="P22"><text:soft-page-break/><text:span text:style-name="T22">Configuration r</text:span><text:span text:style-name="T12">egister </text:span><text:span text:style-name="T22">outline:<text:line-break/></text:span></text:p>
          <text:list>
            <text:list-item>
              <text:p text:style-name="P23"><text:span text:style-name="T22">R</text:span><text:span text:style-name="T12">egister_1:</text:span></text:p>
              <text:list>
                <text:list-item>
                  <text:p text:style-name="P28">[11:0]<text:tab/>t1</text:p>
                </text:list-item>
                <text:list-item>
                  <text:p text:style-name="P28">[23:12]<text:tab/>t2</text:p>
                </text:list-item>
                <text:list-item>
                  <text:p text:style-name="P28">[27:24]<text:tab/>c_upper(11:8)</text:p>
                </text:list-item>
                <text:list-item>
                  <text:p text:style-name="P28">[28]<text:tab/>fixval_a_enable</text:p>
                </text:list-item>
                <text:list-item>
                  <text:p text:style-name="P28">[29]<text:tab/>fixval_b_enable</text:p>
                </text:list-item>
                <text:list-item>
                  <text:p text:style-name="P28">[30]<text:tab/>fixval_c_enable<text:line-break/></text:p>
                </text:list-item>
              </text:list>
            </text:list-item>
            <text:list-item>
              <text:p text:style-name="P29">Register_2:</text:p>
              <text:list>
                <text:list-item>
                  <text:p text:style-name="P24"><text:span text:style-name="T23">[11:0]<text:tab/></text:span><text:span text:style-name="T24">a</text:span></text:p>
                </text:list-item>
                <text:list-item>
                  <text:p text:style-name="P25"><text:span text:style-name="T12">[23:12]<text:tab/></text:span><text:span text:style-name="T24">b</text:span></text:p>
                </text:list-item>
                <text:list-item>
                  <text:p text:style-name="P25"><text:span text:style-name="T12">[27:24]<text:tab/>c_</text:span><text:span text:style-name="T24">lower</text:span><text:span text:style-name="T12">(</text:span><text:span text:style-name="T24">7</text:span><text:span text:style-name="T12">:</text:span><text:span text:style-name="T24">0</text:span><text:span text:style-name="T12">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6:30:05.355918657</meta:creation-date>
    <dc:date>2017-01-18T09:50:42.228313003</dc:date>
    <meta:editing-duration>PT1H22M58S</meta:editing-duration>
    <meta:editing-cycles>57</meta:editing-cycles>
    <meta:generator>LibreOffice/4.3.3.2$Linux_X86_64 LibreOffice_project/430m0$Build-2</meta:generator>
    <meta:document-statistic meta:table-count="0" meta:image-count="0" meta:object-count="0" meta:page-count="2" meta:paragraph-count="39" meta:word-count="265" meta:character-count="1506" meta:non-whitespace-character-count="1278"/>
  </office:meta>
</office:document-meta>
</file>